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1">5. oniongen-go (https://chatgpt.com/c/692d5d1f-8dc0-8327-9401-5a2ab89958d3) - ультрабыстрый генератор vanity-адресов .onion (v3) на Go, намного быстрее классических python-решений;</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2-01T19:51:50.421000000</dc:date>
    <meta:editing-duration>PT1H12M49S</meta:editing-duration>
    <meta:editing-cycles>19</meta:editing-cycles>
    <meta:generator>LibreOffice/24.8.4.2$Windows_X86_64 LibreOffice_project/bb3cfa12c7b1bf994ecc5649a80400d06cd71002</meta:generator>
    <meta:document-statistic meta:table-count="0" meta:image-count="0" meta:object-count="0" meta:page-count="141" meta:paragraph-count="1890" meta:word-count="26255" meta:character-count="230845" meta:non-whitespace-character-count="204159"/>
    <meta:user-defined meta:name="AppVersion">16.0000</meta:user-defined>
  </office:meta>
</office:document-meta>
</file>